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Medium" svg:font-family="'Ubuntu Medium'" style:font-pitch="variable"/>
    <style:font-face style:name="Ubuntu Medium1" svg:font-family="'Ubuntu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ans" fo:font-size="16pt" style:font-name-asian="Droid Sans Fallback" style:font-size-asian="16pt" style:font-name-complex="FreeSans" style:font-size-complex="16pt"/>
    </style:style>
    <style:style style:name="P2" style:family="paragraph" style:parent-style-name="Standard">
      <style:paragraph-properties fo:text-align="justify" style:justify-single-word="false"/>
      <style:text-properties style:font-name="Liberation Sans" fo:font-size="10pt" style:font-name-asian="Droid Sans Fallback" style:font-size-asian="10pt" style:font-name-complex="FreeSans" style:font-size-complex="10pt"/>
    </style:style>
    <style:style style:name="P3" style:family="paragraph" style:parent-style-name="Standard">
      <style:paragraph-properties fo:text-align="justify" style:justify-single-word="false"/>
      <style:text-properties fo:font-variant="normal" fo:text-transform="none" fo:color="#353833" style:font-name="Arial" fo:font-size="9pt" fo:letter-spacing="normal" fo:font-style="italic" fo:font-weight="normal" officeooo:paragraph-rsid="0015c1c1" style:font-size-asian="9pt" style:font-style-asian="italic" style:font-size-complex="9pt" style:font-style-complex="italic"/>
    </style:style>
    <style:style style:name="P4" style:family="paragraph" style:parent-style-name="Standard">
      <style:paragraph-properties fo:text-align="justify" style:justify-single-word="false"/>
      <style:text-properties fo:font-variant="normal" fo:text-transform="none" fo:color="#353833" style:font-name="Arial" fo:font-size="9pt" fo:letter-spacing="normal" fo:font-style="italic" fo:font-weight="normal" style:font-name-asian="Droid Sans Fallback" style:font-size-asian="16pt" style:font-style-asian="italic" style:font-name-complex="FreeSans" style:font-size-complex="16pt" style:font-style-complex="italic"/>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5c1c1"/>
    </style:style>
    <style:style style:name="P7" style:family="paragraph" style:parent-style-name="Standard">
      <style:paragraph-properties fo:text-align="justify" style:justify-single-word="false"/>
      <style:text-properties officeooo:paragraph-rsid="00174249"/>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margin-top="0.265cm" fo:margin-bottom="0.265cm" style:contextual-spacing="false" fo:text-align="justify" style:justify-single-word="false" fo:widows="1" fo:text-indent="0cm" style:auto-text-indent="false" fo:padding="0cm" fo:border="none"/>
      <style:text-properties officeooo:paragraph-rsid="001202ec"/>
    </style:style>
    <style:style style:name="P10" style:family="paragraph" style:parent-style-name="Standard" style:list-style-name="L4">
      <style:paragraph-properties fo:margin-top="0.265cm" fo:margin-bottom="0.265cm" style:contextual-spacing="false" fo:text-align="justify" style:justify-single-word="false" fo:widows="1" fo:padding="0cm" fo:border="none"/>
      <style:text-properties officeooo:paragraph-rsid="001202ec"/>
    </style:style>
    <style:style style:name="P11" style:family="paragraph" style:parent-style-name="Standard" style:list-style-name="L6">
      <style:paragraph-properties fo:margin-top="0.265cm" fo:margin-bottom="0.265cm" style:contextual-spacing="false" fo:text-align="justify" style:justify-single-word="false" fo:widows="1" fo:padding="0cm" fo:border="none"/>
      <style:text-properties fo:color="#6600ff" style:font-name="Ubuntu Medium" officeooo:paragraph-rsid="001202ec"/>
    </style:style>
    <style:style style:name="P12" style:family="paragraph" style:parent-style-name="Standard" style:list-style-name="L6">
      <style:paragraph-properties fo:margin-top="0.265cm" fo:margin-bottom="0.265cm" style:contextual-spacing="false" fo:text-align="justify" style:justify-single-word="false" fo:widows="1" fo:padding="0cm" fo:border="none"/>
      <style:text-properties fo:font-variant="normal" fo:text-transform="none" fo:color="#353833" style:font-name="Ubuntu Medium1" fo:font-size="9pt" fo:letter-spacing="normal" fo:font-style="normal" fo:font-weight="normal" officeooo:paragraph-rsid="0012d597"/>
    </style:style>
    <style:style style:name="P13" style:family="paragraph" style:parent-style-name="Standard" style:list-style-name="L6">
      <style:paragraph-properties fo:margin-top="0.265cm" fo:margin-bottom="0.265cm" style:contextual-spacing="false" fo:text-align="justify" style:justify-single-word="false" fo:widows="1" fo:padding="0cm" fo:border="none"/>
      <style:text-properties fo:font-variant="normal" fo:text-transform="none" fo:color="#353833" style:font-name="Ubuntu Medium1" fo:font-size="9pt" fo:letter-spacing="normal" fo:font-style="normal" fo:font-weight="normal" officeooo:paragraph-rsid="00141706"/>
    </style:style>
    <style:style style:name="P14" style:family="paragraph" style:parent-style-name="Standard" style:list-style-name="L6">
      <style:paragraph-properties fo:margin-top="0.265cm" fo:margin-bottom="0.265cm" style:contextual-spacing="false" fo:text-align="justify" style:justify-single-word="false" fo:widows="1" fo:padding="0cm" fo:border="none"/>
      <style:text-properties fo:color="#0000ff" officeooo:paragraph-rsid="001202ec"/>
    </style:style>
    <style:style style:name="P15" style:family="paragraph" style:parent-style-name="Text_20_body">
      <style:paragraph-properties fo:margin-left="0cm" fo:margin-right="0cm" fo:text-align="start" style:justify-single-word="false" fo:widows="1" fo:text-indent="0cm" style:auto-text-indent="false"/>
      <style:text-properties fo:font-variant="normal" fo:text-transform="none" fo:color="#000000" style:font-name="Arial" fo:font-size="16pt" fo:letter-spacing="normal" fo:font-style="normal" officeooo:paragraph-rsid="0023c91d" style:font-size-asian="16pt" style:font-size-complex="16pt"/>
    </style:style>
    <style:style style:name="P16" style:family="paragraph" style:parent-style-name="Text_20_body">
      <style:paragraph-properties fo:margin-left="0cm" fo:margin-right="0cm" fo:text-align="start" style:justify-single-word="false" fo:widows="1" fo:text-indent="0cm" style:auto-text-indent="false"/>
    </style:style>
    <style:style style:name="P17" style:family="paragraph" style:parent-style-name="Text_20_body">
      <style:paragraph-properties fo:margin-left="0cm" fo:margin-right="0cm" fo:text-align="start" style:justify-single-word="false" fo:widows="1" fo:text-indent="0cm" style:auto-text-indent="false"/>
      <style:text-properties officeooo:paragraph-rsid="00203637"/>
    </style:style>
    <style:style style:name="P18" style:family="paragraph" style:parent-style-name="Text_20_body">
      <style:paragraph-properties fo:margin-left="0cm" fo:margin-right="0cm" fo:text-align="start" style:justify-single-word="false" fo:widows="1" fo:text-indent="0cm" style:auto-text-indent="false"/>
      <style:text-properties fo:font-size="10pt" style:font-size-asian="10pt" style:font-size-complex="10pt"/>
    </style:style>
    <style:style style:name="P19" style:family="paragraph" style:parent-style-name="Text_20_body">
      <style:paragraph-properties fo:margin-left="0cm" fo:margin-right="0cm" fo:margin-top="0.079cm" fo:margin-bottom="0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079cm" fo:margin-bottom="0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officeooo:paragraph-rsid="0023c91d" style:font-size-asian="10pt" style:font-size-complex="10pt"/>
    </style:style>
    <style:style style:name="P21" style:family="paragraph" style:parent-style-name="Text_20_body">
      <style:paragraph-properties fo:margin-left="0cm" fo:margin-right="0cm" fo:margin-top="0.079cm" fo:margin-bottom="0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officeooo:paragraph-rsid="00280920" style:font-size-asian="10pt" style:font-size-complex="10pt"/>
    </style:style>
    <style:style style:name="P22" style:family="paragraph" style:parent-style-name="Text_20_body">
      <style:paragraph-properties fo:margin-left="0cm" fo:margin-right="0cm" fo:margin-top="0.079cm" fo:margin-bottom="0cm" style:contextual-spacing="false" fo:text-align="start" style:justify-single-word="false" fo:widows="1" fo:text-indent="0cm" style:auto-text-indent="false"/>
    </style:style>
    <style:style style:name="P23" style:family="paragraph" style:parent-style-name="Text_20_body">
      <style:paragraph-properties fo:margin-top="0.079cm" fo:margin-bottom="0cm" style:contextual-spacing="false" fo:text-align="start" style:justify-single-word="false" fo:widows="1"/>
      <style:text-properties fo:font-variant="normal" fo:text-transform="none" fo:color="#353833" style:font-name="Arial" fo:font-size="10pt" fo:letter-spacing="normal" fo:font-style="normal" fo:font-weight="normal" style:font-size-asian="10pt" style:font-size-complex="10pt"/>
    </style:style>
    <style:style style:name="P24" style:family="paragraph" style:parent-style-name="Text_20_body" style:list-style-name="L9">
      <style:paragraph-properties fo:margin-top="0.079cm" fo:margin-bottom="0cm" style:contextual-spacing="false" fo:text-align="start" style:justify-single-word="false" fo:widows="1"/>
      <style:text-properties fo:font-variant="normal" fo:text-transform="none" fo:color="#353833" style:font-name="Arial" fo:font-size="10pt" fo:letter-spacing="normal" fo:font-style="normal" fo:font-weight="normal" style:font-size-asian="10pt" style:font-size-complex="10pt"/>
    </style:style>
    <style:style style:name="P25" style:family="paragraph" style:parent-style-name="Text_20_body" style:list-style-name="L9">
      <style:paragraph-properties fo:margin-top="0.079cm" fo:margin-bottom="0cm" style:contextual-spacing="false" fo:text-align="start" style:justify-single-word="false" fo:widows="1"/>
      <style:text-properties fo:font-variant="normal" fo:text-transform="none" fo:color="#353833" style:font-name="Arial" fo:font-size="10pt" fo:letter-spacing="normal" fo:font-style="normal" fo:font-weight="normal" officeooo:paragraph-rsid="0019edd5" style:font-size-asian="10pt" style:font-size-complex="10pt"/>
    </style:style>
    <style:style style:name="P26" style:family="paragraph" style:parent-style-name="Text_20_body">
      <style:paragraph-properties fo:margin-top="0.079cm" fo:margin-bottom="0cm" style:contextual-spacing="false" fo:text-align="start" style:justify-single-word="false" fo:widows="1"/>
      <style:text-properties fo:font-variant="normal" fo:text-transform="none" fo:color="#353833" style:font-name="Arial" fo:font-size="10pt" fo:letter-spacing="normal" fo:font-style="normal" fo:font-weight="normal" officeooo:paragraph-rsid="0023c91d" style:font-size-asian="10pt" style:font-size-complex="10pt"/>
    </style:style>
    <style:style style:name="P27" style:family="paragraph" style:parent-style-name="Text_20_body">
      <style:paragraph-properties fo:margin-top="0.079cm" fo:margin-bottom="0cm" style:contextual-spacing="false" fo:text-align="start" style:justify-single-word="false" fo:widows="1"/>
    </style:style>
    <style:style style:name="P28" style:family="paragraph" style:parent-style-name="Text_20_body">
      <style:paragraph-properties fo:margin-top="0.079cm" fo:margin-bottom="0cm" style:contextual-spacing="false" fo:text-align="start" style:justify-single-word="false" fo:widows="1"/>
      <style:text-properties officeooo:paragraph-rsid="0023c91d"/>
    </style:style>
    <style:style style:name="P29" style:family="paragraph" style:parent-style-name="Text_20_body">
      <style:paragraph-properties fo:margin-top="0.079cm" fo:margin-bottom="0cm" style:contextual-spacing="false" fo:text-align="start" style:justify-single-word="false" fo:widows="1"/>
      <style:text-properties officeooo:paragraph-rsid="00280920"/>
    </style:style>
    <style:style style:name="P30" style:family="paragraph" style:parent-style-name="Text_20_body">
      <style:paragraph-properties fo:margin-top="0.079cm" fo:margin-bottom="0cm" style:contextual-spacing="false" fo:text-align="start" style:justify-single-word="false" fo:widows="1"/>
      <style:text-properties fo:font-size="10pt" style:font-size-asian="10pt" style:font-size-complex="10pt"/>
    </style:style>
    <style:style style:name="P31" style:family="paragraph" style:parent-style-name="List_20_Heading">
      <style:paragraph-properties fo:margin-left="0cm" fo:margin-right="0cm" fo:margin-top="0.265cm" fo:margin-bottom="0cm" style:contextual-spacing="false" fo:text-align="start" style:justify-single-word="false" fo:widows="1" fo:text-indent="0cm" style:auto-text-indent="false"/>
      <style:text-properties fo:font-variant="normal" fo:text-transform="none" fo:color="#4e4e4e" style:font-name="Arial" fo:font-size="10pt" fo:letter-spacing="normal" fo:font-style="normal" fo:font-weight="bold" style:font-size-asian="10pt" style:font-size-complex="10pt"/>
    </style:style>
    <style:style style:name="P32" style:family="paragraph" style:parent-style-name="List_20_Heading">
      <style:paragraph-properties fo:margin-left="0cm" fo:margin-right="0cm" fo:margin-top="0.265cm" fo:margin-bottom="0cm" style:contextual-spacing="false" fo:text-align="start" style:justify-single-word="false" fo:widows="1" fo:text-indent="0cm" style:auto-text-indent="false"/>
      <style:text-properties fo:font-variant="normal" fo:text-transform="none" fo:color="#4e4e4e" style:font-name="Arial" fo:font-size="10pt" fo:letter-spacing="normal" fo:font-style="normal" fo:font-weight="bold" officeooo:paragraph-rsid="0023c91d" style:font-size-asian="10pt" style:font-size-complex="10pt"/>
    </style:style>
    <style:style style:name="P33" style:family="paragraph" style:parent-style-name="List_20_Heading">
      <style:paragraph-properties fo:margin-left="0cm" fo:margin-right="0cm" fo:margin-top="0.265cm" fo:margin-bottom="0cm" style:contextual-spacing="false" fo:text-align="start" style:justify-single-word="false" fo:widows="1" fo:text-indent="0cm" style:auto-text-indent="false"/>
      <style:text-properties fo:font-variant="normal" fo:text-transform="none" fo:color="#4e4e4e" style:font-name="Arial" fo:font-size="10pt" fo:letter-spacing="normal" fo:font-style="normal" fo:font-weight="bold" officeooo:paragraph-rsid="00280920" style:font-size-asian="10pt" style:font-size-complex="10pt"/>
    </style:style>
    <style:style style:name="P34" style:family="paragraph" style:parent-style-name="List_20_Heading">
      <style:paragraph-properties fo:margin-left="0cm" fo:margin-right="0cm" fo:margin-top="0.265cm" fo:margin-bottom="0cm" style:contextual-spacing="false" fo:text-align="start" style:justify-single-word="false" fo:widows="1" fo:text-indent="0cm" style:auto-text-indent="false"/>
    </style:style>
    <style:style style:name="P35" style:family="paragraph" style:parent-style-name="List_20_Heading" style:list-style-name="L2">
      <style:paragraph-properties fo:margin-left="0cm" fo:margin-right="0cm" fo:margin-top="0.265cm" fo:margin-bottom="0cm" style:contextual-spacing="false" fo:text-align="justify" style:justify-single-word="false" fo:widows="1" fo:text-indent="0cm" style:auto-text-indent="false" fo:padding="0cm" fo:border="none"/>
      <style:text-properties fo:color="#000000" fo:font-weight="normal" style:font-weight-asian="normal" style:font-weight-complex="normal" fo:padding="0cm" fo:border="none"/>
    </style:style>
    <style:style style:name="P36" style:family="paragraph" style:parent-style-name="Heading_20_2">
      <style:paragraph-properties fo:text-align="justify" style:justify-single-word="false"/>
      <style:text-properties fo:color="#000000" fo:font-size="20pt" fo:font-style="normal" style:text-underline-style="none" fo:font-weight="bold" style:font-size-asian="20pt" style:font-style-asian="normal" style:font-weight-asian="bold" style:font-size-complex="20pt" style:font-style-complex="normal" style:font-weight-complex="bold" fo:padding="0cm" fo:border="none"/>
    </style:style>
    <style:style style:name="P37"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style>
    <style:style style:name="P38"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officeooo:paragraph-rsid="0023c91d"/>
    </style:style>
    <style:style style:name="P39"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officeooo:paragraph-rsid="00280920"/>
    </style:style>
    <style:style style:name="P40"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officeooo:paragraph-rsid="002982d3"/>
    </style:style>
    <style:style style:name="P41"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style:font-size-asian="10pt" style:font-size-complex="10pt"/>
    </style:style>
    <style:style style:name="P42"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officeooo:paragraph-rsid="0023c91d" style:font-size-asian="10pt" style:font-size-complex="10pt"/>
    </style:style>
    <style:style style:name="P43" style:family="paragraph" style:parent-style-name="List_20_Contents">
      <style:paragraph-properties fo:margin-left="1.529cm" fo:margin-right="0cm" fo:margin-top="0.265cm" fo:margin-bottom="0.265cm" style:contextual-spacing="false" fo:text-align="start" style:justify-single-word="false" fo:widows="1" fo:text-indent="0cm" style:auto-text-indent="false"/>
      <style:text-properties fo:font-variant="normal" fo:text-transform="none" fo:color="#353833" style:font-name="Arial" fo:font-size="10pt" fo:letter-spacing="normal" fo:font-style="normal" fo:font-weight="normal" officeooo:paragraph-rsid="00280920" style:font-size-asian="10pt" style:font-size-complex="10pt"/>
    </style:style>
    <style:style style:name="P44" style:family="paragraph" style:parent-style-name="List_20_Contents" style:list-style-name="L2">
      <style:paragraph-properties fo:margin-left="1.529cm" fo:margin-right="0cm" fo:margin-top="0.265cm" fo:margin-bottom="0.265cm" style:contextual-spacing="false" fo:text-align="justify" style:justify-single-word="false" fo:widows="1" fo:text-indent="0cm" style:auto-text-indent="false" fo:padding="0cm" fo:border="none"/>
      <style:text-properties officeooo:paragraph-rsid="001202ec"/>
    </style:style>
    <style:style style:name="P45" style:family="paragraph" style:parent-style-name="List_20_Contents">
      <style:paragraph-properties fo:margin-left="0cm" fo:margin-right="0cm" fo:margin-top="0.265cm" fo:margin-bottom="0.265cm" style:contextual-spacing="false" fo:text-align="justify" style:justify-single-word="false" fo:widows="1" fo:text-indent="0cm" style:auto-text-indent="false" fo:padding="0cm" fo:border="none"/>
      <style:text-properties officeooo:paragraph-rsid="001202ec"/>
    </style:style>
    <style:style style:name="P46" style:family="paragraph" style:parent-style-name="Heading_20_3">
      <style:paragraph-properties fo:margin-left="0cm" fo:margin-right="0cm" fo:text-align="start" style:justify-single-word="false" fo:widows="1" fo:text-indent="0cm" style:auto-text-indent="false"/>
      <style:text-properties fo:font-variant="normal" fo:text-transform="none" fo:color="#000000" style:font-name="Arial" fo:font-size="16pt" fo:letter-spacing="normal" fo:font-style="normal" style:font-size-asian="16pt" style:font-size-complex="16pt"/>
    </style:style>
    <style:style style:name="P47"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fo:font-variant="normal" fo:text-transform="none" fo:color="#000000" style:font-name="Arial" fo:font-size="16pt" fo:letter-spacing="normal" fo:font-style="normal" officeooo:paragraph-rsid="001202ec" style:font-size-asian="16pt" style:font-size-complex="16pt"/>
    </style:style>
    <style:style style:name="P48"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fo:font-variant="normal" fo:text-transform="none" fo:color="#000000" style:font-name="Arial" fo:font-size="16pt" fo:letter-spacing="normal" fo:font-style="normal" fo:font-weight="normal" officeooo:paragraph-rsid="001202ec" style:font-size-asian="16pt" style:font-weight-asian="normal" style:font-size-complex="16pt" style:font-weight-complex="normal"/>
    </style:style>
    <style:style style:name="P49"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officeooo:paragraph-rsid="001202ec"/>
    </style:style>
    <style:style style:name="P50"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officeooo:paragraph-rsid="001b0a78"/>
    </style:style>
    <style:style style:name="P51"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fo:font-size="16pt" officeooo:paragraph-rsid="001202ec" style:font-size-asian="16pt" style:font-size-complex="16pt"/>
    </style:style>
    <style:style style:name="P52"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fo:color="#6600ff" officeooo:paragraph-rsid="001202ec"/>
    </style:style>
    <style:style style:name="P53" style:family="paragraph" style:parent-style-name="Heading_20_3">
      <style:paragraph-properties fo:margin-left="0cm" fo:margin-right="0cm" fo:margin-top="0.265cm" fo:margin-bottom="0.265cm" style:contextual-spacing="false" fo:text-align="justify" style:justify-single-word="false" fo:widows="1" fo:text-indent="0cm" style:auto-text-indent="false" fo:padding="0cm" fo:border="none"/>
      <style:text-properties fo:color="#000000" fo:font-size="16pt" officeooo:paragraph-rsid="001202ec" style:font-size-asian="16pt" style:font-size-complex="16pt"/>
    </style:style>
    <style:style style:name="P54" style:family="paragraph" style:parent-style-name="Heading_20_3" style:list-style-name="L4">
      <style:paragraph-properties fo:margin-top="0.265cm" fo:margin-bottom="0.265cm" style:contextual-spacing="false" fo:text-align="justify" style:justify-single-word="false" fo:widows="1" fo:padding="0cm" fo:border="none"/>
      <style:text-properties officeooo:paragraph-rsid="001202ec"/>
    </style:style>
    <style:style style:name="P55" style:family="paragraph" style:parent-style-name="Table_20_Contents">
      <style:paragraph-properties fo:text-align="justify" style:justify-single-word="false"/>
      <style:text-properties style:font-name="Liberation Sans" fo:font-size="10pt" style:font-name-asian="Droid Sans Fallback" style:font-size-asian="10pt" style:font-name-complex="FreeSans" style:font-size-complex="10pt"/>
    </style:style>
    <style:style style:name="P56" style:family="paragraph" style:parent-style-name="Table_20_Contents">
      <style:paragraph-properties fo:text-align="justify" style:justify-single-word="false"/>
      <style:text-properties fo:font-variant="normal" fo:text-transform="none" fo:color="#353833" style:font-name="Arial" fo:font-size="9pt" fo:letter-spacing="normal" fo:font-style="italic" fo:font-weight="normal" style:font-name-asian="Droid Sans Fallback" style:font-size-asian="16pt" style:font-style-asian="italic" style:font-name-complex="FreeSans" style:font-size-complex="16pt" style:font-style-complex="italic"/>
    </style:style>
    <style:style style:name="P57" style:family="paragraph" style:parent-style-name="Table_20_Contents">
      <style:paragraph-properties fo:text-align="justify" style:justify-single-word="false"/>
      <style:text-properties fo:font-variant="normal" fo:text-transform="none" fo:color="#353833" style:font-name="Arial" fo:font-size="9pt" fo:letter-spacing="normal" fo:font-style="italic" fo:font-weight="normal" officeooo:paragraph-rsid="00174249" style:font-name-asian="Droid Sans Fallback" style:font-size-asian="16pt" style:font-style-asian="italic" style:font-name-complex="FreeSans" style:font-size-complex="16pt" style:font-style-complex="italic"/>
    </style:style>
    <style:style style:name="P58" style:family="paragraph" style:parent-style-name="Table_20_Contents">
      <style:paragraph-properties fo:text-align="justify" style:justify-single-word="false"/>
      <style:text-properties fo:font-variant="normal" fo:text-transform="none" fo:color="#353833" style:font-name="Arial" fo:font-size="11pt" fo:letter-spacing="normal" fo:font-style="normal" fo:font-weight="bold" officeooo:paragraph-rsid="0015c1c1" style:font-name-asian="Droid Sans Fallback" style:font-size-asian="11pt" style:font-name-complex="FreeSans" style:font-size-complex="11pt"/>
    </style:style>
    <style:style style:name="P59" style:family="paragraph" style:parent-style-name="Preformatted_20_Text">
      <style:paragraph-properties fo:margin-top="0cm" fo:margin-bottom="0.499cm" style:contextual-spacing="false" fo:text-align="start" style:justify-single-word="false" fo:widows="1"/>
      <style:text-properties officeooo:paragraph-rsid="00203637"/>
    </style:style>
    <style:style style:name="P60" style:family="paragraph" style:parent-style-name="Preformatted_20_Text">
      <style:paragraph-properties fo:margin-left="0cm" fo:margin-right="0cm" fo:text-align="start" style:justify-single-word="false" fo:widows="1" fo:text-indent="0cm" style:auto-text-indent="false"/>
      <style:text-properties officeooo:paragraph-rsid="001f1c52"/>
    </style:style>
    <style:style style:name="P61" style:family="paragraph" style:parent-style-name="Preformatted_20_Text">
      <style:paragraph-properties fo:margin-left="0cm" fo:margin-right="0cm" fo:text-align="start" style:justify-single-word="false" fo:widows="1" fo:text-indent="0cm" style:auto-text-indent="false"/>
      <style:text-properties officeooo:paragraph-rsid="00203637"/>
    </style:style>
    <style:style style:name="P62" style:family="paragraph" style:parent-style-name="Preformatted_20_Text">
      <style:paragraph-properties fo:margin-left="0cm" fo:margin-right="0cm" fo:text-align="start" style:justify-single-word="false" fo:widows="1" fo:text-indent="0cm" style:auto-text-indent="false"/>
      <style:text-properties officeooo:paragraph-rsid="0021fd6c"/>
    </style:style>
    <style:style style:name="P63" style:family="paragraph" style:parent-style-name="Preformatted_20_Text">
      <style:paragraph-properties fo:margin-left="0cm" fo:margin-right="0cm" fo:text-align="start" style:justify-single-word="false" fo:widows="1" fo:text-indent="0cm" style:auto-text-indent="false"/>
      <style:text-properties officeooo:paragraph-rsid="0023c91d"/>
    </style:style>
    <style:style style:name="P64" style:family="paragraph" style:parent-style-name="Preformatted_20_Text">
      <style:paragraph-properties fo:margin-left="0cm" fo:margin-right="0cm" fo:text-align="start" style:justify-single-word="false" fo:widows="1" fo:text-indent="0cm" style:auto-text-indent="false"/>
      <style:text-properties fo:color="#000000" officeooo:paragraph-rsid="0029ffc1"/>
    </style:style>
    <style:style style:name="P65" style:family="paragraph" style:parent-style-name="Preformatted_20_Text">
      <style:paragraph-properties fo:margin-left="0cm" fo:margin-right="0cm" fo:text-align="start" style:justify-single-word="false" fo:widows="1" fo:text-indent="0cm" style:auto-text-indent="false"/>
      <style:text-properties fo:color="#000000" officeooo:paragraph-rsid="002b2ca5"/>
    </style:style>
    <style:style style:name="P66" style:family="paragraph" style:parent-style-name="Preformatted_20_Text">
      <style:paragraph-properties fo:margin-left="0cm" fo:margin-right="0cm" fo:margin-top="0.265cm" fo:margin-bottom="0cm" style:contextual-spacing="false" fo:text-align="start" style:justify-single-word="false" fo:widows="1" fo:text-indent="0cm" style:auto-text-indent="false"/>
      <style:text-properties officeooo:paragraph-rsid="00280920"/>
    </style:style>
    <style:style style:name="T1" style:family="text">
      <style:text-properties fo:font-variant="normal" fo:text-transform="none" fo:color="#4c6b87" style:text-line-through-style="none" style:text-line-through-type="none" style:font-name="Arial" fo:font-size="9pt" fo:letter-spacing="normal" fo:font-style="normal" style:text-underline-style="none" fo:font-weight="normal" style:text-blinking="false"/>
    </style:style>
    <style:style style:name="T2" style:family="text">
      <style:text-properties fo:font-variant="normal" fo:text-transform="none" fo:color="#4c6b87" style:text-line-through-style="none" style:text-line-through-type="none" style:font-name="Arial" fo:font-size="9pt" fo:letter-spacing="normal" fo:font-style="normal" style:text-underline-style="none" fo:font-weight="normal" officeooo:rsid="001202ec" style:text-blinking="false" fo:padding="0cm" fo:border="none"/>
    </style:style>
    <style:style style:name="T3" style:family="text">
      <style:text-properties fo:font-variant="normal" fo:text-transform="none" fo:color="#4c6b87" style:text-line-through-style="none" style:text-line-through-type="none" style:font-name="Arial" fo:font-size="9pt" fo:letter-spacing="normal" fo:font-style="normal" style:text-underline-style="none" fo:font-weight="normal" officeooo:rsid="002b2ca5" style:text-blinking="false"/>
    </style:style>
    <style:style style:name="T4" style:family="text">
      <style:text-properties fo:font-variant="normal" fo:text-transform="none" fo:color="#4c6b87" style:text-line-through-style="none" style:text-line-through-type="none" style:font-name="Arial" fo:letter-spacing="normal" fo:font-style="normal" style:text-underline-style="none" fo:font-weight="normal" style:text-blinking="false"/>
    </style:style>
    <style:style style:name="T5" style:family="text">
      <style:text-properties fo:font-variant="normal" fo:text-transform="none" fo:color="#4c6b87" style:text-line-through-style="none" style:text-line-through-type="none" style:font-name="Arial" fo:letter-spacing="normal" fo:font-style="normal" style:text-underline-style="none" fo:font-weight="normal" officeooo:rsid="002b2ca5" style:text-blinking="false"/>
    </style:style>
    <style:style style:name="T6" style:family="text">
      <style:text-properties fo:font-variant="normal" fo:text-transform="none" fo:color="#4c6b87"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4c6b87" style:text-line-through-style="none" style:text-line-through-type="none" style:font-name="Arial" fo:font-size="10pt" fo:letter-spacing="normal" fo:font-style="normal" style:text-underline-style="none" fo:font-weight="normal" officeooo:rsid="00203637" style:text-blinking="false" style:font-size-asian="10pt" style:font-size-complex="10pt"/>
    </style:style>
    <style:style style:name="T8" style:family="text">
      <style:text-properties fo:font-variant="normal" fo:text-transform="none" fo:color="#4c6b87" style:text-line-through-style="none" style:text-line-through-type="none" style:font-name="Arial" fo:font-size="10pt" fo:letter-spacing="normal" fo:font-style="normal" style:text-underline-style="none" fo:font-weight="normal" officeooo:rsid="0021fd6c" style:text-blinking="false" style:font-size-asian="10pt" style:font-size-complex="10pt"/>
    </style:style>
    <style:style style:name="T9" style:family="text">
      <style:text-properties fo:font-variant="normal" fo:text-transform="none" fo:color="#4c6b87" style:text-line-through-style="none" style:text-line-through-type="none" style:font-name="Arial" fo:font-size="10pt" fo:letter-spacing="normal" fo:font-style="normal" style:text-underline-style="none" fo:font-weight="normal" officeooo:rsid="0027b272" style:text-blinking="false" style:font-size-asian="10pt" style:font-size-complex="10pt"/>
    </style:style>
    <style:style style:name="T10" style:family="text">
      <style:text-properties fo:font-variant="normal" fo:text-transform="none" fo:color="#4c6b87" style:text-line-through-style="none" style:text-line-through-type="none" style:font-name="Arial" fo:font-size="10pt" fo:letter-spacing="normal" fo:font-style="normal" style:text-underline-style="none" fo:font-weight="normal" officeooo:rsid="0029ffc1" style:text-blinking="false" style:font-size-asian="10pt" style:font-size-complex="10pt"/>
    </style:style>
    <style:style style:name="T11" style:family="text">
      <style:text-properties fo:font-variant="normal" fo:text-transform="none" fo:color="#4c6b87" style:text-line-through-style="none" style:text-line-through-type="none" style:font-name="Arial" fo:font-size="10pt" fo:letter-spacing="normal" fo:font-style="normal" style:text-underline-style="none" fo:font-weight="normal" officeooo:rsid="002b2ca5" style:text-blinking="false" style:font-size-asian="10pt" style:font-size-complex="10pt"/>
    </style:style>
    <style:style style:name="T12" style:family="text">
      <style:text-properties fo:font-variant="normal" fo:text-transform="none" fo:color="#4c6b87" style:text-line-through-style="none" style:text-line-through-type="none" fo:letter-spacing="normal" fo:font-style="normal" style:text-underline-style="none" fo:font-weight="normal" style:text-blinking="false"/>
    </style:style>
    <style:style style:name="T13" style:family="text">
      <style:text-properties fo:font-variant="normal" fo:text-transform="none" fo:color="#4e4e4e" style:font-name="Arial" fo:font-size="10pt" fo:letter-spacing="normal" fo:font-style="normal" fo:font-weight="bold" style:font-size-asian="10pt" style:font-size-complex="10pt"/>
    </style:style>
    <style:style style:name="T14" style:family="text">
      <style:text-properties fo:font-variant="normal" fo:text-transform="none" fo:color="#353833" style:font-name="Arial" fo:letter-spacing="normal" fo:font-style="normal"/>
    </style:style>
    <style:style style:name="T15" style:family="text">
      <style:text-properties fo:font-variant="normal" fo:text-transform="none" fo:color="#353833" style:font-name="Arial" fo:letter-spacing="normal" fo:font-style="normal" officeooo:rsid="001202ec"/>
    </style:style>
    <style:style style:name="T16" style:family="text">
      <style:text-properties fo:font-variant="normal" fo:text-transform="none" fo:color="#353833" style:font-name="Arial" fo:letter-spacing="normal" fo:font-style="normal" fo:font-weight="normal"/>
    </style:style>
    <style:style style:name="T17" style:family="text">
      <style:text-properties fo:font-variant="normal" fo:text-transform="none" fo:color="#353833" style:font-name="Arial" fo:letter-spacing="normal" fo:font-style="normal" fo:font-weight="normal" officeooo:rsid="002b2ca5"/>
    </style:style>
    <style:style style:name="T18" style:family="text">
      <style:text-properties fo:font-variant="normal" fo:text-transform="none" fo:color="#353833" style:font-name="Arial" fo:font-size="9pt" fo:letter-spacing="normal" fo:font-style="normal" fo:font-weight="normal"/>
    </style:style>
    <style:style style:name="T19" style:family="text">
      <style:text-properties fo:font-variant="normal" fo:text-transform="none" fo:color="#353833" style:font-name="Arial" fo:font-size="9pt" fo:letter-spacing="normal" fo:font-style="normal" fo:font-weight="normal" officeooo:rsid="002b2ca5"/>
    </style:style>
    <style:style style:name="T20" style:family="text">
      <style:text-properties fo:font-variant="normal" fo:text-transform="none" fo:color="#353833" style:font-name="Arial" fo:font-size="9pt" fo:letter-spacing="normal" fo:font-style="italic" fo:font-weight="normal"/>
    </style:style>
    <style:style style:name="T21" style:family="text">
      <style:text-properties fo:font-variant="normal" fo:text-transform="none" fo:color="#353833" style:font-name="Arial" fo:font-size="10pt" fo:letter-spacing="normal" fo:font-style="normal" fo:font-weight="normal" style:font-size-asian="10pt" style:font-size-complex="10pt"/>
    </style:style>
    <style:style style:name="T22" style:family="text">
      <style:text-properties fo:font-variant="normal" fo:text-transform="none" fo:color="#353833" style:font-name="Arial" fo:font-size="10pt" fo:letter-spacing="normal" fo:font-style="normal" fo:font-weight="normal" officeooo:rsid="001df7d7" style:font-size-asian="10pt" style:font-size-complex="10pt"/>
    </style:style>
    <style:style style:name="T23" style:family="text">
      <style:text-properties fo:font-variant="normal" fo:text-transform="none" fo:color="#353833" style:font-name="Arial" fo:font-size="10pt" fo:letter-spacing="normal" fo:font-style="normal" fo:font-weight="normal" officeooo:rsid="00203637" style:font-size-asian="10pt" style:font-size-complex="10pt"/>
    </style:style>
    <style:style style:name="T24" style:family="text">
      <style:text-properties fo:font-variant="normal" fo:text-transform="none" fo:color="#353833" style:font-name="Arial" fo:font-size="10pt" fo:letter-spacing="normal" fo:font-style="normal" fo:font-weight="normal" officeooo:rsid="0021fd6c" style:font-size-asian="10pt" style:font-size-complex="10pt"/>
    </style:style>
    <style:style style:name="T25" style:family="text">
      <style:text-properties fo:font-variant="normal" fo:text-transform="none" fo:color="#353833" style:font-name="Arial" fo:font-size="10pt" fo:letter-spacing="normal" fo:font-style="normal" fo:font-weight="normal" officeooo:rsid="0023c91d" style:font-size-asian="10pt" style:font-size-complex="10pt"/>
    </style:style>
    <style:style style:name="T26" style:family="text">
      <style:text-properties fo:font-variant="normal" fo:text-transform="none" fo:color="#353833" style:font-name="Arial" fo:font-size="10pt" fo:letter-spacing="normal" fo:font-style="normal" fo:font-weight="normal" officeooo:rsid="002b2ca5" style:font-size-asian="10pt" style:font-size-complex="10pt"/>
    </style:style>
    <style:style style:name="T27" style:family="text">
      <style:text-properties fo:font-variant="normal" fo:text-transform="none" fo:color="#353833" style:font-name="Arial" fo:font-size="10pt" fo:letter-spacing="normal" fo:font-style="italic" fo:font-weight="normal" style:font-size-asian="10pt" style:font-size-complex="10pt"/>
    </style:style>
    <style:style style:name="T28" style:family="text">
      <style:text-properties fo:font-variant="normal" fo:text-transform="none" fo:color="#353833" style:text-line-through-style="none" style:text-line-through-type="none" style:font-name="Arial" fo:letter-spacing="normal" fo:font-style="normal" style:text-underline-style="none" officeooo:rsid="001202ec" style:text-blinking="false"/>
    </style:style>
    <style:style style:name="T29" style:family="text">
      <style:text-properties fo:font-variant="normal" fo:text-transform="none" fo:color="#353833" fo:font-size="9pt" fo:letter-spacing="normal" fo:font-style="normal" fo:font-weight="normal"/>
    </style:style>
    <style:style style:name="T30" style:family="text">
      <style:text-properties fo:font-variant="normal" fo:text-transform="none" fo:color="#353833" fo:font-size="9pt" fo:letter-spacing="normal" fo:font-style="normal" fo:font-weight="normal" officeooo:rsid="001202ec"/>
    </style:style>
    <style:style style:name="T31" style:family="text">
      <style:text-properties fo:font-variant="normal" fo:text-transform="none" fo:color="#353833" fo:letter-spacing="normal" fo:font-style="normal" fo:font-weight="normal"/>
    </style:style>
    <style:style style:name="T32" style:family="text">
      <style:text-properties fo:font-variant="normal" fo:text-transform="none" style:font-name="Arial" fo:font-size="9pt" fo:letter-spacing="normal" fo:font-style="normal"/>
    </style:style>
    <style:style style:name="T33" style:family="text">
      <style:text-properties fo:font-variant="normal" fo:text-transform="none" fo:color="#000000" style:font-name="Arial" fo:font-size="16pt" fo:letter-spacing="normal" fo:font-style="normal" style:font-size-asian="16pt" style:font-size-complex="16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 style:family="text">
      <style:text-properties fo:font-variant="normal" fo:text-transform="none" fo:color="#000000" style:text-line-through-style="none" style:text-line-through-type="none" fo:letter-spacing="normal" fo:font-style="normal" style:text-underline-style="none" fo:font-weight="normal" officeooo:rsid="001c25c5" style:text-blinking="false"/>
    </style:style>
    <style:style style:name="T36" style:family="text">
      <style:text-properties fo:font-variant="normal" fo:text-transform="none" fo:color="#000000" style:text-line-through-style="none" style:text-line-through-type="none" fo:letter-spacing="normal" fo:font-style="normal" style:text-underline-style="none" fo:font-weight="normal" officeooo:rsid="001df7d7" style:text-blinking="false"/>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1c25c5"/>
    </style:style>
    <style:style style:name="T39" style:family="text">
      <style:text-properties fo:font-variant="normal" fo:text-transform="none" fo:color="#000000" fo:letter-spacing="normal" fo:font-style="normal" fo:font-weight="normal" officeooo:rsid="001f1c52"/>
    </style:style>
    <style:style style:name="T40" style:family="text">
      <style:text-properties fo:font-variant="normal" fo:text-transform="none" fo:color="#000000" fo:letter-spacing="normal" fo:font-style="normal" fo:font-weight="normal" officeooo:rsid="0019edd5"/>
    </style:style>
    <style:style style:name="T41" style:family="text">
      <style:text-properties fo:font-variant="normal" fo:text-transform="none" fo:color="#0000ff" fo:letter-spacing="normal" fo:font-style="normal" fo:font-weight="normal"/>
    </style:style>
    <style:style style:name="T42" style:family="text">
      <style:text-properties fo:font-variant="normal" fo:text-transform="none" fo:color="#0000ff" fo:letter-spacing="normal" fo:font-style="normal" fo:font-weight="normal" officeooo:rsid="001c25c5"/>
    </style:style>
    <style:style style:name="T43" style:family="text">
      <style:text-properties fo:font-variant="normal" fo:text-transform="none" fo:color="#0000ff" fo:letter-spacing="normal" fo:font-style="normal" fo:font-weight="normal" officeooo:rsid="001df7d7"/>
    </style:style>
    <style:style style:name="T44" style:family="text">
      <style:text-properties fo:font-variant="normal" fo:text-transform="none" fo:color="#0000ff" style:text-line-through-style="none" style:text-line-through-type="none" fo:letter-spacing="normal" fo:font-style="normal" style:text-underline-style="none" fo:font-weight="normal" style:text-blinking="false"/>
    </style:style>
    <style:style style:name="T45" style:family="text">
      <style:text-properties fo:font-variant="normal" fo:text-transform="none" fo:color="#7f0055" style:font-name="Monospace" fo:font-size="11pt" fo:letter-spacing="normal" fo:font-style="normal" fo:font-weight="bold" style:font-size-asian="11pt" style:font-weight-asian="bold" style:font-size-complex="11pt"/>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style:text-line-through-style="none" style:text-line-through-type="none" fo:letter-spacing="normal" fo:font-style="normal" style:text-underline-style="none" fo:font-weight="normal" style:text-blinking="false"/>
    </style:style>
    <style:style style:name="T48" style:family="text">
      <style:text-properties officeooo:rsid="001202ec"/>
    </style:style>
    <style:style style:name="T49" style:family="text">
      <style:text-properties fo:color="#646464" style:font-name="Monospace" fo:font-size="10pt" style:font-size-asian="10pt"/>
    </style:style>
    <style:style style:name="T50" style:family="text">
      <style:text-properties fo:color="#7f0055" style:font-name="Monospace" fo:font-size="10pt" fo:font-weight="bold" style:font-size-asian="10pt" style:font-weight-asian="bold"/>
    </style:style>
    <style:style style:name="T51" style:family="text">
      <style:text-properties fo:color="#000000" style:font-name="Monospace"/>
    </style:style>
    <style:style style:name="T52" style:family="text">
      <style:text-properties fo:color="#000000" style:font-name="Monospace" fo:font-size="10pt" style:font-size-asian="10pt"/>
    </style:style>
    <style:style style:name="T53" style:family="text">
      <style:text-properties fo:color="#000000" style:font-name="Monospace" fo:font-size="10pt" style:font-name-asian="Droid Sans Fallback" style:font-size-asian="10pt" style:font-name-complex="FreeSans" style:font-size-complex="16pt"/>
    </style:style>
    <style:style style:name="T54" style:family="text">
      <style:text-properties fo:color="#0000c0" style:font-name="Monospace" fo:font-size="10pt" style:font-size-asian="10pt"/>
    </style:style>
    <style:style style:name="T55" style:family="text">
      <style:text-properties style:font-name="Monospace" fo:font-size="10pt" style:font-size-asian="10pt"/>
    </style:style>
    <style:style style:name="T56" style:family="text">
      <style:text-properties style:font-name="Ubuntu Medium" officeooo:rsid="001202ec"/>
    </style:style>
    <style:style style:name="T57" style:family="text">
      <style:text-properties officeooo:rsid="0012d597"/>
    </style:style>
    <style:style style:name="T58" style:family="text">
      <style:text-properties officeooo:rsid="00141706"/>
    </style:style>
    <style:style style:name="T59" style:family="text">
      <style:text-properties officeooo:rsid="001501be"/>
    </style:style>
    <style:style style:name="T60" style:family="text">
      <style:text-properties fo:color="#0000ff" style:font-name="Monospace" fo:font-size="10pt" style:font-size-asian="10pt"/>
    </style:style>
    <style:style style:name="T61" style:family="text">
      <style:text-properties fo:color="#0000ff" style:font-name="Monospace" fo:font-size="10pt" style:font-name-asian="Droid Sans Fallback" style:font-size-asian="10pt" style:font-name-complex="FreeSans" style:font-size-complex="16pt"/>
    </style:style>
    <style:style style:name="T62" style:family="text">
      <style:text-properties officeooo:rsid="0015c1c1"/>
    </style:style>
    <style:style style:name="T63" style:family="text">
      <style:text-properties officeooo:rsid="00175b08"/>
    </style:style>
    <style:style style:name="T64" style:family="text">
      <style:text-properties officeooo:rsid="0019edd5"/>
    </style:style>
    <style:style style:name="T65" style:family="text">
      <style:text-properties officeooo:rsid="001df7d7"/>
    </style:style>
    <style:style style:name="T66" style:family="text">
      <style:text-properties fo:font-size="10pt" style:font-size-asian="10pt" style:font-size-complex="10pt"/>
    </style:style>
    <style:style style:name="T67" style:family="text">
      <style:text-properties officeooo:rsid="0021fd6c"/>
    </style:style>
    <style:style style:name="T68" style:family="text">
      <style:text-properties officeooo:rsid="0029ffc1"/>
    </style:style>
    <style:style style:name="T69" style:family="text">
      <style:text-properties officeooo:rsid="002b2ca5"/>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102cm" text:min-label-width="0.499cm"/>
      </text:list-level-style-bullet>
      <text:list-level-style-bullet text:level="3" text:style-name="Bullet_20_Symbols" style:num-suffix="." text:bullet-char="•">
        <style:list-level-properties text:space-before="0.295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Class <text:span text:style-name="T48">JCSComputeClient</text:span></text:h>
      <text:list xml:id="list7527332125422915809" text:style-name="L2">
        <text:list-item>
          <text:p text:style-name="P35"><text:span text:style-name="T32">All Implemented Interfaces:</text:span></text:p>
          <text:p text:style-name="P44"><text:span text:style-name="T2">JCSCompute</text:span></text:p>
        </text:list-item>
      </text:list>
      <text:p text:style-name="P45"/>
      <text:p text:style-name="P9"><text:span text:style-name="T49">@ThreadSafe</text:span></text:p>
      <text:p text:style-name="P8"><text:span text:style-name="T50">public</text:span><text:span text:style-name="T52"> </text:span><text:span text:style-name="T50">class</text:span><text:span text:style-name="T52"> JCSComputeClient </text:span><text:span text:style-name="T50">extends</text:span><text:span text:style-name="T52"> JCSHttpClient </text:span><text:span text:style-name="T50">implements</text:span><text:span text:style-name="T52"> JCSCompute</text:span></text:p>
      <text:p text:style-name="P45"/>
      <text:p text:style-name="P51">Field Summary</text:p>
      <text:list xml:id="list8360356880952093970" text:style-name="L4">
        <text:list-item>
          <text:p text:style-name="P54"><text:span text:style-name="T14">Fields inherited from </text:span><text:span text:style-name="T15">JCSHttpClient</text:span></text:p>
          <text:list>
            <text:list-item>
              <text:list>
                <text:list-header>
                  <text:p text:style-name="P10"><text:span text:style-name="T50">protected</text:span><text:span text:style-name="T52"> </text:span><text:span text:style-name="T50">volatile</text:span><text:span text:style-name="T52"> String </text:span><text:span text:style-name="T54">endpoint</text:span><text:span text:style-name="T52">;</text:span></text:p>
                </text:list-header>
              </text:list>
            </text:list-item>
          </text:list>
        </text:list-item>
        <text:list-item>
          <text:p text:style-name="P54"><text:span text:style-name="T28">Fields in JCSComputeClient</text:span></text:p>
        </text:list-item>
      </text:list>
      <text:p text:style-name="P49"><text:tab/><text:tab/><text:span text:style-name="T50">private</text:span><text:span text:style-name="T52"> JCSCredentialsProvider </text:span><text:span text:style-name="T54">jcsCredentialsProvider</text:span><text:span text:style-name="T52">;</text:span></text:p>
      <text:p text:style-name="P9"><text:span text:style-name="T52"/></text:p>
      <text:p text:style-name="P49"/>
      <text:p text:style-name="P47">Constructor Summary</text:p>
      <text:list xml:id="list3494933745573463596" text:style-name="L6">
        <text:list-item>
          <text:p text:style-name="P14"><text:span text:style-name="T55">JCSComputeClient()</text:span></text:p>
          <text:list>
            <text:list-header>
              <text:p text:style-name="P11"><text:span text:style-name="T29">Constructs a new client to invoke service methods on </text:span><text:span text:style-name="T30">JCS Compute Client.</text:span></text:p>
            </text:list-header>
          </text:list>
        </text:list-item>
        <text:list-item>
          <text:p text:style-name="P14"><text:span text:style-name="T55">JCSComputeClient(JCSCredentials jcsCredentials)</text:span></text:p>
          <text:list>
            <text:list-header>
              <text:p text:style-name="P12">Constructs a new client to invoke service methods on <text:span text:style-name="T56">JCS Compute Client</text:span> using the specified <text:span text:style-name="T57">JCS</text:span> account credentials.</text:p>
            </text:list-header>
          </text:list>
        </text:list-item>
        <text:list-item>
          <text:p text:style-name="P14"><text:span text:style-name="T55">JCSComputeClient(JCSCredentialsProvider jcsCredentialsProvider)</text:span></text:p>
          <text:list>
            <text:list-header>
              <text:p text:style-name="P13">Constructs a new client to invoke service methods on <text:span text:style-name="T56">JCS Compute Client</text:span> using the specified <text:span text:style-name="T58">JCS</text:span> account credentials provider.</text:p>
            </text:list-header>
          </text:list>
        </text:list-item>
      </text:list>
      <text:p text:style-name="P52"/>
      <text:p text:style-name="P52"><text:tab/></text:p>
      <text:p text:style-name="P48">Method Summary</text:p>
      <text:p text:style-name="P48"/>
      <table:table table:name="Table1" table:style-name="Table1">
        <table:table-column table:style-name="Table1.A"/>
        <table:table-column table:style-name="Table1.B"/>
        <table:table-row>
          <table:table-cell table:style-name="Table1.A1" office:value-type="string">
            <text:p text:style-name="P58">Modifier and Type</text:p>
          </table:table-cell>
          <table:table-cell table:style-name="Table1.B1" office:value-type="string">
            <text:p text:style-name="P58">Method and Description</text:p>
          </table:table-cell>
        </table:table-row>
        <table:table-row>
          <table:table-cell table:style-name="Table1.A2" office:value-type="string">
            <text:p text:style-name="P2"><text:span text:style-name="T51">CreateSnapshotResult</text:span></text:p>
            <text:p text:style-name="P4"><text:span text:style-name="T52"/></text:p>
          </table:table-cell>
          <table:table-cell table:style-name="Table1.B2" office:value-type="string">
            <text:p text:style-name="P7"><text:span text:style-name="T61">createSnapshot</text:span><text:span text:style-name="T53">(</text:span><text:span text:style-name="T52">CreateSnapshotRequest createSnapshotRequest)</text:span></text:p>
            <text:p text:style-name="P57">Creates a snapshot of an <text:span text:style-name="T63">SBS</text:span> volume.</text:p>
          </table:table-cell>
        </table:table-row>
        <table:table-row>
          <table:table-cell table:style-name="Table1.A2" office:value-type="string">
            <text:p text:style-name="P2"><text:span text:style-name="T51">CreateVolumeResult</text:span></text:p>
            <text:p text:style-name="P55"/>
          </table:table-cell>
          <table:table-cell table:style-name="Table1.B2" office:value-type="string">
            <text:p text:style-name="P1"><text:span text:style-name="T60">createVolume</text:span><text:span text:style-name="T52">(CreateVolumeRequest createVolumeRequest)</text:span></text:p>
            <text:p text:style-name="P56">Creates an <text:span text:style-name="T59">SBS</text:span> volume that can be attached to an instance in the same Availability Zone.</text:p>
          </table:table-cell>
        </table:table-row>
        <table:table-row>
          <table:table-cell table:style-name="Table1.A2" office:value-type="string">
            <text:p text:style-name="P2"><text:span text:style-name="T51">DeleteSnapshotResult</text:span></text:p>
            <text:p text:style-name="P55"/>
          </table:table-cell>
          <table:table-cell table:style-name="Table1.B2" office:value-type="string">
            <text:p text:style-name="P5"><text:span text:style-name="T61">deleteSnapshot</text:span><text:span text:style-name="T53">(</text:span><text:span text:style-name="T52">DeleteSnapshotRequest deleteSnapshotRequest)</text:span></text:p>
            <text:p text:style-name="P56">Deletes the specified snapshot.</text:p>
          </table:table-cell>
        </table:table-row>
        <text:soft-page-break/>
        <table:table-row>
          <table:table-cell table:style-name="Table1.A2" office:value-type="string">
            <text:p text:style-name="P2"><text:span text:style-name="T51">DeleteVolumeResult</text:span></text:p>
            <text:p text:style-name="P55"/>
          </table:table-cell>
          <table:table-cell table:style-name="Table1.B2" office:value-type="string">
            <text:p text:style-name="P5"><text:span text:style-name="T61">deleteVolume</text:span><text:span text:style-name="T53">(</text:span><text:span text:style-name="T52">DeleteVolumeRequest deleteVolumeRequest)</text:span></text:p>
            <text:p text:style-name="P56">Deletes the specified <text:span text:style-name="T62">SBS</text:span> volume.</text:p>
          </table:table-cell>
        </table:table-row>
        <table:table-row>
          <table:table-cell table:style-name="Table1.A2" office:value-type="string">
            <text:p text:style-name="P2"><text:span text:style-name="T51">DescribeSnapshotsResult</text:span></text:p>
            <text:p text:style-name="P55"/>
          </table:table-cell>
          <table:table-cell table:style-name="Table1.B2" office:value-type="string">
            <text:p text:style-name="P5"><text:span text:style-name="T61">describeSnapshots</text:span><text:span text:style-name="T53">(</text:span><text:span text:style-name="T52">DescribeSnapshotsRequest describeSnapshotsRequest)</text:span></text:p>
            <text:p text:style-name="P56">Simplified method form for invoking the DescribeSnapshots operation.</text:p>
          </table:table-cell>
        </table:table-row>
        <table:table-row>
          <table:table-cell table:style-name="Table1.A2" office:value-type="string">
            <text:p text:style-name="P2"><text:span text:style-name="T51">DescribeVolumesResult</text:span></text:p>
            <text:p text:style-name="P55"/>
          </table:table-cell>
          <table:table-cell table:style-name="Table1.B2" office:value-type="string">
            <text:p text:style-name="P6"><text:span text:style-name="T61">describeVolumes</text:span><text:span text:style-name="T53">(DescribeVolumesRequest describeVolumesRequest)</text:span></text:p>
            <text:p text:style-name="P3">Describes the specified <text:span text:style-name="T62">SBS</text:span> volumes.</text:p>
          </table:table-cell>
        </table:table-row>
      </table:table>
      <text:p text:style-name="P53"/>
      <text:p text:style-name="P53"/>
      <text:p text:style-name="P53"/>
      <text:p text:style-name="P50"><text:span text:style-name="T33">Constructor Detail</text:span></text:p>
      <text:p text:style-name="P59"><text:span text:style-name="T45">public</text:span><text:span text:style-name="T41"> </text:span><text:span text:style-name="T40">JCSComputeClient</text:span><text:span text:style-name="T39">()</text:span></text:p>
      <text:p text:style-name="P19">Constructs a new client to invoke service methods on <text:span text:style-name="T64">JCS Client</text:span>. A credentials provider chain will be used that searches for credentials in this order:</text:p>
      <text:list xml:id="list6156210570004787144" text:style-name="L9">
        <text:list-item>
          <text:p text:style-name="P24">Environment Variables - ACCESS_KEY and SECRET_KEY</text:p>
        </text:list-item>
        <text:list-item>
          <text:p text:style-name="P25">Java System Properties - ACCESS_KEY and SECRET_KEY</text:p>
        </text:list-item>
      </text:list>
      <text:p text:style-name="P23">All service calls made using this new client object are blocking, and will not return until the service call completes.</text:p>
      <text:p text:style-name="P17"><text:span text:style-name="T18"><text:line-break/></text:span><text:span text:style-name="T45">public</text:span><text:span text:style-name="T41"> </text:span><text:span text:style-name="T38">JCSComputeClient</text:span><text:span text:style-name="T37">(</text:span><text:span text:style-name="T42">JCS</text:span><text:span text:style-name="T44">Credentials</text:span><text:span text:style-name="T34"> </text:span><text:span text:style-name="T35">jcs</text:span><text:span text:style-name="T37">Credentials)</text:span></text:p>
      <text:p text:style-name="P19">Constructs a new client to invoke service methods on <text:span text:style-name="T65">JCS Client </text:span>using the specified <text:span text:style-name="T65">JCS</text:span> account credentials.</text:p>
      <text:p text:style-name="P23">All service calls made using this new client object are blocking, and will not return until the service call completes.</text:p>
      <text:p text:style-name="P31">Parameters:</text:p>
      <text:p text:style-name="P37"><text:span text:style-name="Source_20_Text"><text:span text:style-name="T22">jcs</text:span></text:span><text:span text:style-name="Source_20_Text"><text:span text:style-name="T21">Credentials </text:span></text:span><text:span text:style-name="T21">- The </text:span><text:span text:style-name="T22">JCS</text:span><text:span text:style-name="T21"> credentials (access key ID and secret key) to use when authenticating with </text:span><text:span text:style-name="T22">JCS</text:span><text:span text:style-name="T21"> services.</text:span></text:p>
      <text:p text:style-name="P16"/>
      <text:p text:style-name="P60"><text:span text:style-name="T45">public</text:span><text:span text:style-name="T41"> </text:span><text:span text:style-name="T38">JCSComputeClient</text:span><text:span text:style-name="T37">(</text:span><text:span text:style-name="T43">JCSCredentialsProvider</text:span><text:span text:style-name="T34"> </text:span><text:span text:style-name="T36">jcs</text:span><text:span text:style-name="T37">CredentialsProvider)</text:span></text:p>
      <text:p text:style-name="P60"><text:span text:style-name="T37"/></text:p>
      <text:p text:style-name="P19">Constructs a new client to invoke service methods on <text:span text:style-name="T65">JCS Client</text:span> using the specified <text:span text:style-name="T65">JCS</text:span> account credentials provider.</text:p>
      <text:p text:style-name="P23">All service calls made using this new client object are blocking, and will not return until the service call completes.</text:p>
      <text:p text:style-name="P31">Parameters:</text:p>
      <text:p text:style-name="P37"><text:span text:style-name="Source_20_Text"><text:span text:style-name="T22">jcs</text:span></text:span><text:span text:style-name="Source_20_Text"><text:span text:style-name="T21">CredentialsProvider</text:span></text:span><text:span text:style-name="T21">- The </text:span><text:span text:style-name="T22">JCS</text:span><text:span text:style-name="T21"> credentials provider which will provide credentials to authenticate requests with </text:span><text:span text:style-name="T22">JCS</text:span><text:span text:style-name="T21"> services.</text:span></text:p>
      <text:p text:style-name="P18"/>
      <text:p text:style-name="P18"/>
      <text:p text:style-name="P18"/>
      <text:p text:style-name="P18"><text:soft-page-break/></text:p>
      <text:p text:style-name="P18"/>
      <text:p text:style-name="P18"/>
      <text:p text:style-name="P46">Method Detail</text:p>
      <text:p text:style-name="P63"/>
      <text:p text:style-name="P63"><text:span text:style-name="T45">public</text:span><text:span text:style-name="T31"> </text:span><text:span text:style-name="T44">CreateSnapshotResult</text:span><text:span text:style-name="T12"> </text:span><text:span text:style-name="T37">createSnapshot(</text:span><text:span text:style-name="T44">CreateSnapshotRequest</text:span><text:span text:style-name="T34"> </text:span><text:span text:style-name="T37">createSnapshotRequest)</text:span></text:p>
      <text:p text:style-name="P63"><text:span text:style-name="T37"/></text:p>
      <text:p text:style-name="P20">Creates a snapshot of an <text:span text:style-name="T67">SBS</text:span> volume. You can use snapshots for backups, to make copies of <text:span text:style-name="T67">S</text:span>BS volumes, and to save data before shutting down an instance. When a snapshot is created, any Marketplace product codes that are associated with the source volume are propagated to the snapshot.</text:p>
      <text:p text:style-name="P28"><text:span text:style-name="T21">You can take a snapshot of an attached volume that is in use. However, snapshots only capture data that has been written to your </text:span><text:span text:style-name="T24">SBS</text:span><text:span text:style-name="T21"> volume at the time the snapshot command is issued; this may exclude any data that has been cached by any applications or the operating system. If you can pause any file systems on the volume long enough to take a snapshot, your snapshot should be complete. However, if you cannot pause all file writes to the volume, you should unmount the volume from within the instance, issue the snapshot command, and then remount the volume to ensure a consistent and complete snapshot. You may remount and use your volume while the snapshot status is </text:span><text:span text:style-name="Source_20_Text"><text:span text:style-name="T21">pending</text:span></text:span><text:span text:style-name="T21">.</text:span></text:p>
      <text:p text:style-name="P26">To create a snapshot for <text:span text:style-name="T67">SBS</text:span> volumes that serve as root devices, you should stop the instance before taking the snapshot.</text:p>
      <text:p text:style-name="P32">Specified by:</text:p>
      <text:p text:style-name="P38"><text:span text:style-name="Source_20_Text"><text:span text:style-name="T6">createSnapshot </text:span></text:span><text:span text:style-name="T21">in interface </text:span><text:span text:style-name="Source_20_Text"><text:span text:style-name="T8">JCSCompute</text:span></text:span></text:p>
      <text:p text:style-name="P32">Parameters:</text:p>
      <text:p text:style-name="P38"><text:span text:style-name="Source_20_Text"><text:span text:style-name="T21">createSnapshotRequest </text:span></text:span><text:span text:style-name="T21">- Contains the parameters for CreateSnapshot.</text:span></text:p>
      <text:p text:style-name="P32">Returns:</text:p>
      <text:p text:style-name="P42">Result of the CreateSnapshot operation returned by the service.</text:p>
      <text:p text:style-name="P15"/>
      <text:p text:style-name="P61"><text:span text:style-name="T45">public</text:span><text:span text:style-name="T31"> </text:span><text:span text:style-name="T44">CreateVolumeResult</text:span><text:span text:style-name="T12"> </text:span><text:span text:style-name="T37">createVolume</text:span><text:span text:style-name="T31">(</text:span><text:span text:style-name="T44">CreateVolumeRequest</text:span><text:span text:style-name="T12"> </text:span><text:span text:style-name="T37">createVolumeRequest</text:span><text:span text:style-name="T31">)</text:span></text:p>
      <text:p text:style-name="P61"><text:span text:style-name="T31"/></text:p>
      <text:p text:style-name="P22"><text:span text:style-name="T21">Creates an </text:span><text:span text:style-name="T23">SBS</text:span><text:span text:style-name="T21"> volume that can be attached to an instance in the same Availability Zone. The volume is created in the regional endpoint that you send the HTTP request to. You can create a new empty volume or restore a volume from an </text:span><text:span text:style-name="T23">SBS</text:span><text:span text:style-name="T21"> snapshot.</text:span></text:p>
      <text:p text:style-name="P34"><text:span text:style-name="T13">Specified by:</text:span></text:p>
      <text:p text:style-name="P37"><text:span text:style-name="Source_20_Text"><text:span text:style-name="T6">createVolume </text:span></text:span><text:span text:style-name="T21">in interface </text:span><text:span text:style-name="Source_20_Text"><text:span text:style-name="T7">JCSCompute</text:span></text:span></text:p>
      <text:p text:style-name="P31">Parameters:</text:p>
      <text:p text:style-name="P37"><text:span text:style-name="Source_20_Text"><text:span text:style-name="T21">createVolumeRequest </text:span></text:span><text:span text:style-name="T21">- Contains the parameters for CreateVolume.</text:span></text:p>
      <text:p text:style-name="P31">Returns:</text:p>
      <text:p text:style-name="P41">Result of the CreateVolume operation returned by the service.</text:p>
      <text:p text:style-name="P16"/>
      <text:p text:style-name="P66"><text:span text:style-name="T45">public</text:span><text:span text:style-name="T37"> </text:span><text:span text:style-name="T44">DeleteSnapshotResult</text:span><text:span text:style-name="T34"> </text:span><text:span text:style-name="T37">deleteSnapshot(</text:span><text:span text:style-name="T44">DeleteSnapshotRequest</text:span><text:span text:style-name="T34"> </text:span><text:span text:style-name="T37">deleteSnapshotRequest)</text:span></text:p>
      <text:p text:style-name="P66"><text:span text:style-name="T37"/></text:p>
      <text:p text:style-name="P21">Deletes the specified snapshot.</text:p>
      <text:p text:style-name="P29"><text:soft-page-break/><text:span text:style-name="T21">When you make periodic snapshots of a volume, the snapshots are incremental, and only the blocks on the device that have changed since your last snapshot are saved in the new snapshot. When you delete a snapshot, only the data not needed for any other snapshot is removed. So regardless of which prior snapshots have been deleted, all active snapshots will have access to all the information needed to restore the volume.</text:span></text:p>
      <text:p text:style-name="P33">Specified by:</text:p>
      <text:p text:style-name="P39"><text:span text:style-name="Source_20_Text"><text:span text:style-name="T6">deleteSnapshot </text:span></text:span><text:span text:style-name="T21">in interface </text:span><text:span text:style-name="Source_20_Text"><text:span text:style-name="T9">JCSCompute</text:span></text:span></text:p>
      <text:p text:style-name="P33">Parameters:</text:p>
      <text:p text:style-name="P39"><text:span text:style-name="Source_20_Text"><text:span text:style-name="T21">deleteSnapshotRequest </text:span></text:span><text:span text:style-name="T21">- Contains the parameters for DeleteSnapshot.</text:span></text:p>
      <text:p text:style-name="P33">Returns:</text:p>
      <text:p text:style-name="P43">Result of the DeleteSnapshot operation returned by the service.</text:p>
      <text:p text:style-name="P43"/>
      <text:p text:style-name="P63"><text:span text:style-name="T45">public</text:span><text:span text:style-name="T37"> </text:span><text:span text:style-name="T44">DeleteVolumeResult</text:span><text:span text:style-name="T34"> </text:span><text:span text:style-name="T37">deleteVolume(</text:span><text:span text:style-name="T44">DeleteVolumeRequest</text:span><text:span text:style-name="T34"> </text:span><text:span text:style-name="T37">deleteVolumeRequest)</text:span></text:p>
      <text:p text:style-name="P63"><text:span text:style-name="T37"/></text:p>
      <text:p text:style-name="P22"><text:span text:style-name="T21">Deletes the specified </text:span><text:span text:style-name="T25">SBS</text:span><text:span text:style-name="T21"> volume. The volume must be in the </text:span><text:span text:style-name="Source_20_Text"><text:span text:style-name="T21">available </text:span></text:span><text:span text:style-name="T21">state (not attached to an instance).</text:span></text:p>
      <text:p text:style-name="P27"><text:span text:style-name="T21">The volume may remain in the </text:span><text:span text:style-name="Source_20_Text"><text:span text:style-name="T21">deleting </text:span></text:span><text:span text:style-name="T21">state for several minutes.</text:span></text:p>
      <text:p text:style-name="P30"><text:span text:style-name="T16"/></text:p>
      <text:p text:style-name="P31">Specified by:</text:p>
      <text:p text:style-name="P40"><text:span text:style-name="Source_20_Text"><text:span text:style-name="T6">deleteVolume </text:span></text:span><text:span text:style-name="T21">in interface </text:span><text:span text:style-name="Source_20_Text"><text:span text:style-name="T9">JCSCompute</text:span></text:span></text:p>
      <text:p text:style-name="P31">Parameters:</text:p>
      <text:p text:style-name="P37"><text:span text:style-name="Source_20_Text"><text:span text:style-name="T21">deleteVolumeRequest </text:span></text:span><text:span text:style-name="T21">- Contains the parameters for DeleteVolume.</text:span></text:p>
      <text:p text:style-name="P31">Returns:</text:p>
      <text:p text:style-name="P41">Result of the DeleteVolume operation returned by the service.</text:p>
      <text:p text:style-name="P62"/>
      <text:p text:style-name="P64"><text:span text:style-name="T45">public</text:span><text:span text:style-name="T46"> </text:span><text:span text:style-name="T44">DescribeSnapshotsResult</text:span><text:span text:style-name="T47"> </text:span><text:span text:style-name="T46">describeSnapshots(</text:span><text:span text:style-name="T44">DescribeSnapshotsRequest</text:span><text:span text:style-name="T47"> </text:span><text:span text:style-name="T46">describeSnapshotsRequest)</text:span></text:p>
      <text:p text:style-name="P64"><text:span text:style-name="T46"/></text:p>
      <text:p text:style-name="P19">Describes one or more of the <text:span text:style-name="T68">SBS</text:span> snapshots available to you. The list of snapshots returned can be modified by specifying snapshot IDs. If no options are specified, <text:span text:style-name="T68">JCS Compute</text:span> returns all snapshots.</text:p>
      <text:p text:style-name="P27"><text:span text:style-name="T21">If you specify one or more snapshot IDs, only snapshots that have the specified IDs are returned. If you specify an invalid snapshot ID, an error is returned. If you specify a snapshot ID for which you do not have access, it is not included in the returned results. If you are describing a long list of snapshots, you can paginate the output to make the list more manageable. The </text:span><text:span text:style-name="Source_20_Text"><text:span text:style-name="T21">MaxResults </text:span></text:span><text:span text:style-name="T21">parameter sets the maximum number of results returned in a single page. If the list of results exceeds your </text:span><text:span text:style-name="Source_20_Text"><text:span text:style-name="T21">MaxResults </text:span></text:span><text:span text:style-name="T21">value, then that number of results is returned along with a </text:span><text:span text:style-name="Source_20_Text"><text:span text:style-name="T21">NextToken </text:span></text:span><text:span text:style-name="T21">value that can be passed to a subsequent </text:span><text:span text:style-name="Source_20_Text"><text:span text:style-name="T21">DescribeSnapshots </text:span></text:span><text:span text:style-name="T21">request to retrieve the remaining results.</text:span></text:p>
      <text:p text:style-name="P34"><text:span text:style-name="T13">Specified by:</text:span></text:p>
      <text:p text:style-name="P37"><text:span text:style-name="Source_20_Text"><text:span text:style-name="T6">describeSnapshots </text:span></text:span><text:span text:style-name="T21">in interface </text:span><text:span text:style-name="Source_20_Text"><text:span text:style-name="T10">JCSCompute</text:span></text:span></text:p>
      <text:p text:style-name="P31">Parameters:</text:p>
      <text:p text:style-name="P37"><text:span text:style-name="Source_20_Text"><text:span text:style-name="T21">describeSnapshotsRequest </text:span></text:span><text:span text:style-name="T21">- Contains the parameters for DescribeSnapshots.</text:span></text:p>
      <text:p text:style-name="P31">Returns:</text:p>
      <text:p text:style-name="P41">Result of the DescribeSnapshots operation returned by the service.</text:p>
      <text:p text:style-name="P62"/>
      <text:p text:style-name="P62"><text:soft-page-break/></text:p>
      <text:p text:style-name="P65"><text:span text:style-name="T45">public</text:span><text:span text:style-name="T46"> </text:span><text:span text:style-name="T44">DescribeVolumesResult</text:span><text:span text:style-name="T47"> </text:span><text:span text:style-name="T46">describeVolumes(</text:span><text:span text:style-name="T44">DescribeVolumesRequest</text:span><text:span text:style-name="T47"> </text:span><text:span text:style-name="T46">describeVolumesRequest)</text:span></text:p>
      <text:p text:style-name="P65"><text:span text:style-name="T46"/></text:p>
      <text:p text:style-name="P22"><text:span text:style-name="T21">Describes the specified </text:span><text:span text:style-name="T26">SBS</text:span><text:span text:style-name="T21"> volumes. If you are describing a long list of volumes, you can paginate the output to make the list more manageable. The </text:span><text:span text:style-name="Source_20_Text"><text:span text:style-name="T21">MaxResults </text:span></text:span><text:span text:style-name="T21">paramet</text:span><text:span text:style-name="T26">e</text:span><text:span text:style-name="T21">r sets the maximum number of results returned in a single page. If the list of results exceeds your </text:span><text:span text:style-name="Source_20_Text"><text:span text:style-name="T21">MaxResults </text:span></text:span><text:span text:style-name="T21">value, then that number of results is returned along with a </text:span><text:span text:style-name="Source_20_Text"><text:span text:style-name="T21">NextToken </text:span></text:span><text:span text:style-name="T21">value that can be passed to a subsequent </text:span><text:span text:style-name="Source_20_Text"><text:span text:style-name="T21">DescribeVolumes </text:span></text:span><text:span text:style-name="T21">request to retrieve the remaining results.</text:span></text:p>
      <text:p text:style-name="P31">Specified by:</text:p>
      <text:p text:style-name="P37"><text:span text:style-name="Source_20_Text"><text:span text:style-name="T6">describeVolumes </text:span></text:span><text:span text:style-name="T21">in interface </text:span><text:span text:style-name="Source_20_Text"><text:span text:style-name="T11">JCSCompute</text:span></text:span></text:p>
      <text:p text:style-name="P31">Parameters:</text:p>
      <text:p text:style-name="P37"><text:span text:style-name="Source_20_Text"><text:span text:style-name="T21">describeVolumesRequest </text:span></text:span><text:span text:style-name="T21">- Contains the parameters for DescribeVolumes.</text:span></text:p>
      <text:p text:style-name="P31">Returns:</text:p>
      <text:p text:style-name="P41">Result of the DescribeVolumes operation returned by the service.</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Medium" svg:font-family="'Ubuntu Medium'" style:font-pitch="variable"/>
    <style:font-face style:name="Ubuntu Medium1" svg:font-family="'Ubuntu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4:40:38.039598766</meta:creation-date>
    <dc:date>2016-07-08T16:10:36.137560341</dc:date>
    <meta:editing-duration>PT1H16M14S</meta:editing-duration>
    <meta:editing-cycles>29</meta:editing-cycles>
    <meta:generator>LibreOffice/4.2.8.2$Linux_X86_64 LibreOffice_project/420m0$Build-2</meta:generator>
    <meta:document-statistic meta:table-count="1" meta:image-count="0" meta:object-count="0" meta:page-count="5" meta:paragraph-count="109" meta:word-count="1084" meta:character-count="7882" meta:non-whitespace-character-count="6915"/>
  </office:meta>
</office:document-meta>
</file>